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4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 style:data-style-name="N51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post_name</text:p>
          </table:table-cell>
          <table:table-cell office:value-type="string">
            <text:p>post_author</text:p>
          </table:table-cell>
          <table:table-cell office:value-type="string">
            <text:p>post_date</text:p>
          </table:table-cell>
          <table:table-cell office:value-type="string">
            <text:p>post_type</text:p>
          </table:table-cell>
          <table:table-cell office:value-type="string">
            <text:p>post_status</text:p>
          </table:table-cell>
          <table:table-cell office:value-type="string">
            <text:p>post_title</text:p>
          </table:table-cell>
          <table:table-cell office:value-type="string">
            <text:p>post_content</text:p>
          </table:table-cell>
          <table:table-cell office:value-type="string">
            <text:p>post_category</text:p>
          </table:table-cell>
          <table:table-cell office:value-type="string">
            <text:p>post_tags</text:p>
          </table:table-cell>
          <table:table-cell office:value-type="string">
            <text:p>custom_field</text:p>
          </table:table-cell>
          <table:table-cell office:value-type="string">
            <text:p><text:span text:style-name="T1">_is_</text:span>imported</text:p>
          </table:table-cell>
        </table:table-row>
        <table:table-row table:style-name="ro2">
          <table:table-cell office:value-type="string">
            <text:p>Import-test</text:p>
          </table:table-cell>
          <table:table-cell office:value-type="string">
            <text:p>admin</text:p>
          </table:table-cell>
          <table:table-cell table:style-name="ce1" office:value-type="date" office:date-value="2013-09-13">
            <text:p>2013/9/13 0:00</text:p>
          </table:table-cell>
          <table:table-cell/>
          <table:table-cell office:value-type="string">
            <text:p>publish</text:p>
          </table:table-cell>
          <table:table-cell office:value-type="string">
            <text:p>CSV Import Test</text:p>
          </table:table-cell>
          <table:table-cell office:value-type="string">
            <text:p>This is a post for csv import.</text:p>
            <text:p>Hello dolly.</text:p>
          </table:table-cell>
          <table:table-cell office:value-type="string">
            <text:p>fruits</text:p>
          </table:table-cell>
          <table:table-cell office:value-type="string">
            <text:p>apple,banana</text:p>
          </table:table-cell>
          <table:table-cell office:value-type="string">
            <text:p>this is custom field value.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editor</text:p>
          </table:table-cell>
          <table:table-cell/>
          <table:table-cell office:value-type="string">
            <text:p>post</text:p>
          </table:table-cell>
          <table:table-cell/>
          <table:table-cell office:value-type="string">
            <text:p>editor post</text:p>
          </table:table-cell>
          <table:table-cell/>
          <table:table-cell office:value-type="string">
            <text:p>undefin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4:28:09</meta:creation-date>
    <dc:date>2013-09-13T04:30:42</dc:date>
    <meta:editing-duration>P0D</meta:editing-duration>
    <meta:editing-cycles>1</meta:editing-cycles>
    <meta:generator>LibreOffice/3.6$MacOSX_x86 LibreOffice_project/58f22d5-270d05a-e2abed1-ea17a85-9b5702</meta:generator>
    <meta:document-statistic meta:table-count="1" meta:cell-count="25" meta:object-count="0"/>
  </office:meta>
</office:document-meta>
</file>